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order="thin solid #000000" fo:background-color="#FFEB9C"/>
      <style:text-properties fo:color="#9C57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ral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team</text:p>
          </table:table-cell>
          <table:table-cell office:value-type="string" table:style-name="ce2">
            <text:p>individual</text:p>
          </table:table-cell>
          <table:table-cell office:value-type="string" table:style-name="ce2">
            <text:p>confidance</text:p>
          </table:table-cell>
          <table:table-cell office:value-type="string" table:style-name="ce2">
            <text:p>Q&amp;A</text:p>
          </table:table-cell>
          <table:table-cell office:value-type="string" table:style-name="ce2">
            <text:p>organisation</text:p>
          </table:table-cell>
          <table:table-cell office:value-type="string" table:style-name="ce2">
            <text:p>performance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visualisation</text:p>
          </table:table-cell>
          <table:table-cell office:value-type="string" table:style-name="ce2">
            <text:p>software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implementation</text:p>
          </table:table-cell>
          <table:table-cell office:value-type="string" table:style-name="ce2">
            <text:p>back-end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automation<text:s/>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Isaac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ufiyan</text:p>
          </table:table-cell>
          <table:table-cell table:number-columns-repeated="18" table:style-name="ce3"/>
          <table:table-cell table:number-columns-repeated="16365"/>
        </table:table-row>
        <table:table-row table:style-name="ro1">
          <table:table-cell office:value-type="string" table:style-name="ce3">
            <text:p>Solomon</text:p>
          </table:table-cell>
          <table:table-cell table:number-columns-repeated="18" table:style-name="ce3"/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8" table:style-name="ce4">
            <text:p>1-5 score with 1 being no skill to 5 being expert skill level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7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bob bobman</meta:initial-creator>
    <dc:creator>bob bobman</dc:creator>
    <meta:creation-date>2023-01-22T17:03:48Z</meta:creation-date>
    <dc:date>2023-01-23T12:52:16Z</dc:date>
  </office:meta>
</office:document-meta>
</file>